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gotham light" svg:font-family="'gotham light', Helvetica, Arial, sans-serif"/>
    <style:font-face style:name="Ubuntu" svg:font-family="Ubuntu" style:font-adornments="Light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Arial" officeooo:paragraph-rsid="00086bbb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normal" style:font-size-asian="14pt" style:font-size-complex="14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normal" officeooo:rsid="0007e83d" officeooo:paragraph-rsid="0007e83d" style:font-size-asian="14pt" style:font-size-complex="14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7e83d" officeooo:paragraph-rsid="0007e83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94949" style:font-name="Arial" fo:font-size="12pt" fo:letter-spacing="normal" fo:font-style="normal" fo:font-weight="normal" officeooo:rsid="0007e83d" officeooo:paragraph-rsid="0007e83d" style:font-size-asian="10.5pt" style:font-size-complex="12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94949" style:font-name="gotham light" fo:font-size="12pt" fo:letter-spacing="normal" fo:font-style="normal" fo:font-weight="normal" officeooo:rsid="0007e83d" officeooo:paragraph-rsid="0007e83d" style:font-size-asian="10.5pt" style:font-size-complex="12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94949" style:font-name="gotham light" fo:font-size="14pt" fo:letter-spacing="normal" fo:font-style="normal" fo:font-weight="normal" officeooo:rsid="0007e83d" officeooo:paragraph-rsid="0007e83d" style:font-size-asian="14pt" style:font-size-complex="14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94949" style:font-name="gotham light" fo:font-size="14pt" fo:letter-spacing="normal" fo:font-style="normal" fo:font-weight="normal" officeooo:rsid="000dd0d3" officeooo:paragraph-rsid="000dd0d3" style:font-size-asian="14pt" style:font-size-complex="14p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94949" style:font-name="Ubuntu" fo:font-size="12pt" fo:letter-spacing="normal" fo:font-style="normal" fo:font-weight="normal" officeooo:rsid="0007e83d" officeooo:paragraph-rsid="0007e83d" style:font-size-asian="10.5pt" style:font-size-complex="12pt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94949" style:font-name="Ubuntu" fo:font-size="12pt" fo:letter-spacing="normal" fo:font-style="normal" fo:font-weight="normal" officeooo:rsid="0007e83d" officeooo:paragraph-rsid="0007e83d" style:font-size-asian="12pt" style:font-size-complex="12pt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94949" style:font-name="Ubuntu" fo:font-size="12pt" fo:letter-spacing="normal" fo:font-style="normal" fo:font-weight="normal" officeooo:rsid="0007e83d" officeooo:paragraph-rsid="0007e83d" style:font-size-asian="10.5pt" style:font-size-complex="12pt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7e83d" officeooo:paragraph-rsid="0007e83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666666" style:font-name="Ubuntu" fo:font-size="12pt" fo:letter-spacing="normal" fo:font-style="normal" fo:font-weight="bold" officeooo:rsid="0007e83d" officeooo:paragraph-rsid="0007e83d" style:font-size-asian="12pt" style:font-weight-asian="bold" style:font-size-complex="12pt" style:font-weight-complex="bold"/>
    </style:style>
    <style:style style:name="P14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7e83d" officeooo:paragraph-rsid="0007e83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94949" style:font-name="gotham light" fo:font-size="14pt" fo:letter-spacing="normal" fo:font-style="normal" fo:font-weight="normal" officeooo:rsid="000dd0d3" officeooo:paragraph-rsid="000dd0d3" style:font-size-asian="14pt" style:font-size-complex="14pt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94949" style:font-name="gotham light" fo:font-size="14pt" fo:letter-spacing="normal" fo:font-style="normal" fo:font-weight="normal" officeooo:rsid="000e9f82" officeooo:paragraph-rsid="000e9f82" style:font-size-asian="14pt" style:font-size-complex="14pt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94949" style:font-name="Ubuntu" fo:font-size="12pt" fo:letter-spacing="normal" fo:font-style="normal" fo:font-weight="normal" officeooo:rsid="0007e83d" officeooo:paragraph-rsid="0007e83d" style:font-size-asian="12pt" style:font-size-complex="12pt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7e83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7e83d" style:font-size-asian="16pt" style:font-size-complex="16pt"/>
    </style:style>
    <style:style style:name="T3" style:family="text">
      <style:text-properties fo:font-size="16pt" officeooo:rsid="00086bbb" style:font-size-asian="16pt" style:font-size-complex="16pt"/>
    </style:style>
    <style:style style:name="T4" style:family="text">
      <style:text-properties style:font-name="Ubuntu"/>
    </style:style>
    <style:style style:name="T5" style:family="text">
      <style:text-properties style:font-name="Ubuntu" fo:font-size="12pt" style:font-size-asian="12pt" style:font-size-complex="12pt"/>
    </style:style>
    <style:style style:name="T6" style:family="text">
      <style:text-properties fo:font-variant="normal" fo:text-transform="none" fo:color="#494949" style:font-name="Ubuntu" fo:font-size="12pt" fo:letter-spacing="normal" fo:font-style="normal" fo:font-weight="normal" officeooo:rsid="0007e83d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Backend</text:span><text:span text:style-name="T1"> Development Principle</text:span><text:span text:style-name="T3">s</text:span></text:p>
      <text:p text:style-name="P2"/>
      <text:p text:style-name="P1">The back end of a website consists of a server, an application, and a database. </text:p>
      <text:p text:style-name="P1">A back-end developer builds and maintains the technology that powers those components which, together, enable the user-facing side of the website to even exist in the first place.</text:p>
      <text:p text:style-name="P2"/>
      <text:p text:style-name="P2"/>
      <text:p text:style-name="P2"/>
      <text:p text:style-name="P4">Security</text:p>
      <text:p text:style-name="P3"/>
      <text:p text:style-name="P5">These days, every IT and programming job is also a security job. Any developer working with servers and networks should have a basic understanding of security concepts. More and more, companies are prioritizing security and expanding security budgets, hiring developers who know how to put these concepts to work.</text:p>
      <text:p text:style-name="P6"/>
      <text:p text:style-name="P9">Network security</text:p>
      <text:p text:style-name="P9"/>
      <text:p text:style-name="P11">Hashing and salts</text:p>
      <text:p text:style-name="P11">Injection</text:p>
      <text:p text:style-name="P11">Sanitizing input</text:p>
      <text:p text:style-name="P11">xsite scripting</text:p>
      <text:p text:style-name="P11">direct object references</text:p>
      <text:p text:style-name="P11">data being returned on error</text:p>
      <text:p text:style-name="P6"/>
      <text:p text:style-name="P6"/>
      <text:p text:style-name="P6"/>
      <text:p text:style-name="P6"/>
      <text:p text:style-name="P6"/>
      <text:p text:style-name="P4">Designing APIs</text:p>
      <text:p text:style-name="P7"/>
      <text:p text:style-name="P7"/>
      <text:p text:style-name="P10"><text:a xlink:type="simple" xlink:href="https://static.googleusercontent.com/media/research.google.com/en//pubs/archive/32713.pdf" text:style-name="Internet_20_link" text:visited-style-name="Visited_20_Internet_20_Link">https://static.googleusercontent.com/media/research.google.com/en//pubs/archive/32713.pdf</text:a></text:p>
      <text:p text:style-name="P10"/>
      <text:p text:style-name="P18"><text:span text:style-name="T6">- </text:span>APIs can be among a company's greatest assets.</text:p>
      <text:p text:style-name="P18">- Successful public APIs capture customers.</text:p>
      <text:p text:style-name="P18">- API Should Do One Thing and Do it Well</text:p>
      <text:p text:style-name="P18"/>
      <text:p text:style-name="P10"/>
      <text:p text:style-name="P10"/>
      <text:p text:style-name="P10"/>
      <text:p text:style-name="P10"/>
      <text:p text:style-name="P10"/>
      <text:p text:style-name="P10"><text:a xlink:type="simple" xlink:href="https://hackernoon.com/restful-api-design-step-by-step-guide-2f2c9f9fcdbf" text:style-name="Internet_20_link" text:visited-style-name="Visited_20_Internet_20_Link">https://hackernoon.com/restful-api-design-step-by-step-guide-2f2c9f9fcdbf</text:a></text:p>
      <text:p text:style-name="P10"/>
      <text:p text:style-name="P7"/>
      <text:p text:style-name="P7"><text:soft-page-break/></text:p>
      <text:p text:style-name="P7"/>
      <text:p text:style-name="P7"/>
      <text:h text:style-name="P14" text:outline-level="3">Knowledge of Web Servers</text:h>
      <text:p text:style-name="P12"/>
      <text:p text:style-name="P13">http://www.webhostingsearch.com/articles/understanding-web-servers</text:p>
      <text:p text:style-name="P7"><text:a xlink:type="simple" xlink:href="https://medium.com/@helloansh/designing-scalable-backend-infrastructures-from-scratch-af80f5767ccc" text:style-name="Internet_20_link" text:visited-style-name="Visited_20_Internet_20_Link"><text:span text:style-name="T5">https://medium.com/@helloansh/designing-scalable-backend-infrastructures-from-scratch-af80f5767ccc</text:span></text:a></text:p>
      <text:p text:style-name="P7"/>
      <text:p text:style-name="P8">Microservices</text:p>
      <text:p text:style-name="P8"/>
      <text:p text:style-name="P8"/>
      <text:p text:style-name="P16">Monolith architecture </text:p>
      <text:p text:style-name="P16"/>
      <text:p text:style-name="P16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gotham light" svg:font-family="'gotham light', Helvetica, Arial, sans-serif"/>
    <style:font-face style:name="Ubuntu" svg:font-family="Ubuntu" style:font-adornments="Light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8:03:43.483720477</meta:creation-date>
    <dc:date>2019-01-09T11:15:24.226575486</dc:date>
    <meta:editing-duration>PT3H14M57S</meta:editing-duration>
    <meta:editing-cycles>5</meta:editing-cycles>
    <meta:generator>LibreOffice/6.1.3.2$Linux_X86_64 LibreOffice_project/10$Build-2</meta:generator>
    <meta:document-statistic meta:table-count="0" meta:image-count="0" meta:object-count="0" meta:page-count="2" meta:paragraph-count="23" meta:word-count="152" meta:character-count="1265" meta:non-whitespace-character-count="1134"/>
  </office:meta>
</office:document-meta>
</file>